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201000001730000008ADD69CC3F.png" manifest:media-type=""/>
  <manifest:file-entry manifest:full-path="Pictures/TablePreview10.svm" manifest:media-type=""/>
  <manifest:file-entry manifest:full-path="Pictures/10000201000001730000008A15AD9810.png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8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0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4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5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6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8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20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2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pr1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2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3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4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5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co1" style:family="table-column">
      <style:table-column-properties style:column-width="8.213cm" style:use-optimal-column-width="false"/>
    </style:style>
    <style:style style:name="co2" style:family="table-column">
      <style:table-column-properties style:column-width="4.546cm" style:use-optimal-column-width="false"/>
    </style:style>
    <style:style style:name="co3" style:family="table-column">
      <style:table-column-properties style:column-width="4.226cm" style:use-optimal-column-width="false"/>
    </style:style>
    <style:style style:name="co4" style:family="table-column">
      <style:table-column-properties style:column-width="2.093cm" style:use-optimal-column-width="false"/>
    </style:style>
    <style:style style:name="co5" style:family="table-column">
      <style:table-column-properties style:column-width="2.326cm" style:use-optimal-column-width="false"/>
    </style:style>
    <style:style style:name="co6" style:family="table-column">
      <style:table-column-properties style:column-width="3.311cm" style:use-optimal-column-width="false"/>
    </style:style>
    <style:style style:name="co7" style:family="table-column">
      <style:table-column-properties style:column-width="4.508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0.818cm"/>
    </style:style>
    <style:style style:name="ro3" style:family="table-row">
      <style:table-row-properties style:row-height="1.401cm"/>
    </style:style>
    <style:style style:name="ro4" style:family="table-row">
      <style:table-row-properties style:row-height="1.667cm"/>
    </style:style>
    <style:style style:name="ro5" style:family="table-row">
      <style:table-row-properties style:row-height="1.325cm"/>
    </style:style>
    <style:style style:name="ro6" style:family="table-row">
      <style:table-row-properties style:row-height="1.196cm"/>
    </style:style>
    <style:style style:name="ro7" style:family="table-row">
      <style:table-row-properties style:row-height="1.249cm"/>
    </style:style>
    <style:style style:name="ro8" style:family="table-row">
      <style:table-row-properties style:row-height="1.553cm"/>
    </style:style>
    <style:style style:name="ro9" style:family="table-row">
      <style:table-row-properties style:row-height="1.199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384cm"/>
    </style:style>
    <style:style style:name="ro12" style:family="table-row">
      <style:table-row-properties style:row-height="1.117cm"/>
    </style:style>
    <style:style style:name="ro13" style:family="table-row">
      <style:table-row-properties style:row-height="1.153cm"/>
    </style:style>
    <style:style style:name="ro14" style:family="table-row">
      <style:table-row-properties style:row-height="1.235cm"/>
    </style:style>
    <style:style style:name="ro15" style:family="table-row">
      <style:table-row-properties style:row-height="1.534cm"/>
    </style:style>
    <style:style style:name="ro16" style:family="table-row">
      <style:table-row-properties style:row-height="1.185cm"/>
    </style:style>
    <style:style style:name="ro17" style:family="table-row">
      <style:table-row-properties style:row-height="1.187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-left="2.15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" style:family="table-cell">
      <style:graphic-properties draw:fill="solid" draw:fill-color="#00cc00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7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6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2.15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-left="0.71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-left="0.71pt solid #000000" fo:border-right="2.15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8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9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3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4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8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position="0% 100%" style:font-name="Arial" fo:font-size="28.1000003814697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3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4" style:family="paragraph"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7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8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9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start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1cm" fo:margin-bottom="0.31cm" fo:text-indent="0cm" style:text-autospace="none"/>
    </style:style>
    <style:style style:name="P12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margin-top="0cm" fo:margin-bottom="0cm" fo:line-height="104%"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8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9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0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style:font-name="Arial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cm" fo:margin-right="0cm" fo:margin-top="0.31cm" fo:margin-bottom="0.31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7889fb" style:text-outline="false" style:text-position="0% 100%" style:font-name="Arial1" fo:font-size="24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color="#ff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color="#000000" style:text-outline="false" style:text-position="0% 100%" style:font-name="Arial3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6pt" style:language-asian="zxx" style:country-asian="none" style:font-style-asian="normal" style:font-weight-asian="bold" style:font-name-complex="Arial3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fo:color="#7889fb" style:text-outline="fals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5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7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8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9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text-position="0% 100%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11" style:family="text"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position="0% 100%" style:font-name="Arial4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position="0% 100%" style:font-name="Times New Roman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7889fb" style:text-outline="false" style:text-line-through-style="none" style:text-position="0% 100%" style:font-name="Arial1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ff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7889fb" style:text-outline="false" style:text-line-through-style="non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custom-shape draw:name="Custom Shape1" draw:style-name="gr1" draw:text-style-name="P1" draw:layer="layout" svg:width="12.298cm" svg:height="1.543cm" svg:x="0.4cm" svg:y="1.8cm">
          <text:p><text:span text:style-name="T1">ITT - ICS Continuous Delivery Adoption Dashboard </text:span><text:span text:style-name="T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58cm" svg:height="2.361cm" svg:x="13.783cm" svg:y="1.627cm">
          <table:table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CS CD Adoption Dashboard</text:span></text:p>
              </table:table-cell>
              <table:table-cell table:style-name="ce4">
                <text:p text:style-name="P4"><text:span text:style-name="T5"><text:s/></text:span><text:span text:style-name="T5">Gree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2" draw:style-name="standard" draw:layer="layout" svg:width="11.955cm" svg:height="12cm" svg:x="0.702cm" svg:y="4.014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5">
                <text:p text:style-name="P5"><text:span text:style-name="T6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4" table:default-cell-style-name="ce9">
              <table:table-cell table:style-name="ce8">
                <text:p text:style-name="P4"><text:span text:style-name="T8">Use cases and Technical Architecture</text:span></text:p>
              </table:table-cell>
              <table:table-cell>
                <text:p text:style-name="P4"><text:span text:style-name="T8">28/10/ 2013</text:span></text:p>
              </table:table-cell>
              <table:table-cell>
                <text:p text:style-name="P4"><text:span text:style-name="T9">22/10/2013</text:span></text:p>
              </table:table-cell>
              <table:table-cell table:style-name="ce10">
                <text:p text:style-name="P7"><text:span text:style-name="T8">In progress</text:span></text:p>
              </table:table-cell>
            </table:table-row>
            <table:table-row table:style-name="ro5">
              <table:table-cell table:style-name="ce8">
                <text:p text:style-name="P4"><text:span text:style-name="T8">Prototype V 1</text:span></text:p>
              </table:table-cell>
              <table:table-cell table:style-name="ce9">
                <text:p text:style-name="P4"><text:span text:style-name="T8">11/13/</text:span></text:p>
                <text:p text:style-name="P4"><text:span text:style-name="T8">2013</text:span></text:p>
              </table:table-cell>
              <table:table-cell table:style-name="ce11"/>
              <table:table-cell table:style-name="ce12"/>
            </table:table-row>
            <table:table-row table:style-name="ro6" table:default-cell-style-name="ce9">
              <table:table-cell table:style-name="ce8">
                <text:p text:style-name="P4"><text:span text:style-name="T10">Prototype V 2</text:span></text:p>
              </table:table-cell>
              <table:table-cell>
                <text:p text:style-name="P4"><text:span text:style-name="T8">12/11/</text:span></text:p>
                <text:p text:style-name="P4"><text:span text:style-name="T8">2013</text:span></text:p>
              </table:table-cell>
              <table:table-cell/>
              <table:table-cell table:style-name="ce13"/>
            </table:table-row>
            <table:table-row table:style-name="ro7">
              <table:table-cell table:style-name="ce14"/>
              <table:table-cell table:style-name="ce15"/>
              <table:table-cell table:style-name="ce16"/>
              <table:table-cell table:style-name="ce12"/>
            </table:table-row>
            <table:table-row table:style-name="ro8">
              <table:table-cell table:style-name="ce14"/>
              <table:table-cell table:style-name="ce11"/>
              <table:table-cell table:style-name="ce16">
                <text:p text:style-name="P8"><text:span text:style-name="T11"/></text:p>
                <text:p text:style-name="P8"><text:span text:style-name="T11"/></text:p>
              </table:table-cell>
              <table:table-cell table:style-name="ce17"/>
            </table:table-row>
            <table:table-row table:style-name="ro9">
              <table:table-cell table:style-name="ce18"/>
              <table:table-cell table:style-name="ce19"/>
              <table:table-cell table:style-name="ce20"/>
              <table:table-cell table:style-name="ce21"/>
            </table:table-row>
            <table:table-row table:style-name="ro9">
              <table:table-cell table:style-name="ce14"/>
              <table:table-cell table:style-name="ce11"/>
              <table:table-cell table:style-name="ce20"/>
              <table:table-cell table:style-name="ce22"/>
            </table:table-row>
            <table:table-row table:style-name="ro10">
              <table:table-cell table:style-name="ce23"/>
              <table:table-cell table:style-name="ce24"/>
              <table:table-cell table:style-name="ce25"/>
              <table:table-cell table:style-name="ce26"/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12" draw:layer="layout" svg:width="12.677cm" svg:height="6.287cm" svg:x="13.84cm" svg:y="4.399cm">
          <draw:text-box>
            <text:p text:style-name="P9"><text:span text:style-name="T12">Accomplishments:</text:span></text:p>
            <text:p text:style-name="P9"><text:span text:style-name="T12">Tech Research and Comparison</text:span></text:p>
            <text:p text:style-name="P9"><text:span text:style-name="T12">Installed environment software</text:span></text:p>
            <text:p text:style-name="P9"><text:span text:style-name="T12">User Stories</text:span></text:p>
            <text:list text:style-name="L2">
              <text:list-header>
                <text:p text:style-name="P10"><text:span text:style-name="T13"/></text:p>
              </text:list-header>
            </text:list>
            <text:p text:style-name="P11"><text:span text:style-name="T14"><text:line-break/></text:span><text:span text:style-name="T14"/></text:p>
          </draw:text-box>
        </draw:frame>
        <draw:frame draw:name="Text Frame2" draw:style-name="gr3" draw:text-style-name="P12" draw:layer="layout" svg:width="12.681cm" svg:height="3.977cm" svg:x="13.847cm" svg:y="10.9cm">
          <draw:text-box>
            <text:p text:style-name="P9"><text:span text:style-name="T12">Upcoming Work:</text:span></text:p>
            <text:p text:style-name="P9"><text:span text:style-name="T12">Review User stories With Mentor</text:span></text:p>
            <text:p text:style-name="P9"><text:span text:style-name="T12">Format tech research into tech architecture document and research document.</text:span></text:p>
            <text:list text:style-name="L2">
              <text:list-header>
                <text:p text:style-name="P9"><text:span text:style-name="T15"/></text:p>
              </text:list-header>
            </text:list>
            <text:p text:style-name="P9"><text:span text:style-name="T12"/></text:p>
            <text:p text:style-name="P9"><text:span text:style-name="T16"/></text:p>
            <text:list text:style-name="L1">
              <text:list-header>
                <text:p text:style-name="P13"><text:span text:style-name="T17"/></text:p>
              </text:list-header>
            </text:list>
            <text:p text:style-name="P9"><text:span text:style-name="T12"/></text:p>
            <text:list text:continue-numbering="true" text:style-name="L1">
              <text:list-header>
                <text:p text:style-name="P13"><text:span text:style-name="T17"/></text:p>
              </text:list-header>
            </text:list>
            <text:p text:style-name="P14"><text:span text:style-name="T13"/></text:p>
          </draw:text-box>
        </draw:frame>
        <draw:frame draw:name="Text Frame3" draw:style-name="gr4" draw:text-style-name="P17" draw:layer="layout" svg:width="12.684cm" svg:height="4.573cm" svg:x="13.843cm" svg:y="15.039cm">
          <draw:text-box>
            <text:p text:style-name="P9"><text:span text:style-name="T12">Issues/risks:</text:span></text:p>
            <text:list text:style-name="L2">
              <text:list-header>
                <text:p text:style-name="P15"><text:span text:style-name="T18"/></text:p>
              </text:list-header>
            </text:list>
            <text:p><text:span text:style-name="T19"/></text:p>
            <text:p><text:span text:style-name="T19"/></text:p>
            <text:p><text:span text:style-name="T19"/></text:p>
            <text:p><text:span text:style-name="T19"><text:s text:c="2"/></text:span></text:p>
            <text:p><text:span text:style-name="T19"><text:line-break/></text:span><text:span text:style-name="T19"><text:line-break/></text:span><text:span text:style-name="T16"><text:line-break/></text:span><text:span text:style-name="T16"/></text:p>
            <text:p text:style-name="P9"><text:span text:style-name="T12"/></text:p>
            <text:p text:style-name="P9"><text:span text:style-name="T12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21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13"><text:span text:style-name="T16"/></text:p>
              </text:list-header>
              <text:list-item>
                <text:p text:style-name="P13"><text:span text:style-name="T17"/></text:p>
              </text:list-item>
            </text:list>
            <text:p text:style-name="P16"><text:span text:style-name="T17"/></text:p>
            <text:p text:style-name="P9"><text:span text:style-name="T16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18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6" draw:text-style-name="P1" draw:layer="layout" svg:width="12.098cm" svg:height="1.543cm" svg:x="0.6cm" svg:y="1.8cm">
          <text:p text:style-name="P15"><text:span text:style-name="T22">ITT - ICS Continuous Delivery Adoption Dashboard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24">ICS CD Adoption Dashboard</text:span></text:p>
              </table:table-cell>
              <table:table-cell table:style-name="ce4">
                <text:p text:style-name="P4"><text:span text:style-name="T5">Gree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2" draw:style-name="standard" draw:layer="layout" svg:width="11.955cm" svg:height="11.764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28">
              <table:table-cell table:style-name="ce27">
                <text:p text:style-name="P5"><text:span text:style-name="T6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29">
                <text:p text:style-name="P6"><text:span text:style-name="T6">Status</text:span></text:p>
              </table:table-cell>
            </table:table-row>
            <table:table-row table:style-name="ro12" table:default-cell-style-name="ce9">
              <table:table-cell table:style-name="ce8">
                <text:p text:style-name="P4"><text:span text:style-name="T8">Use cases and Technical Architecture</text:span></text:p>
              </table:table-cell>
              <table:table-cell>
                <text:p text:style-name="P4"><text:span text:style-name="T8">28/10/ 2013</text:span></text:p>
              </table:table-cell>
              <table:table-cell>
                <text:p text:style-name="P4"><text:span text:style-name="T9">22/10/2013</text:span></text:p>
              </table:table-cell>
              <table:table-cell table:style-name="ce10">
                <text:p text:style-name="P7"><text:span text:style-name="T8">Completed</text:span></text:p>
              </table:table-cell>
            </table:table-row>
            <table:table-row table:style-name="ro12">
              <table:table-cell table:style-name="ce8">
                <text:p text:style-name="P4"><text:span text:style-name="T8">Prototype V 1</text:span></text:p>
              </table:table-cell>
              <table:table-cell table:style-name="ce9">
                <text:p text:style-name="P4"><text:span text:style-name="T8">11/13/</text:span></text:p>
                <text:p text:style-name="P4"><text:span text:style-name="T8">2013</text:span></text:p>
              </table:table-cell>
              <table:table-cell table:style-name="ce11"/>
              <table:table-cell table:style-name="ce12"/>
            </table:table-row>
            <table:table-row table:style-name="ro13" table:default-cell-style-name="ce9">
              <table:table-cell table:style-name="ce8">
                <text:p text:style-name="P4"><text:span text:style-name="T10">Prototype V 2</text:span></text:p>
              </table:table-cell>
              <table:table-cell>
                <text:p text:style-name="P4"><text:span text:style-name="T8">12/11/</text:span></text:p>
                <text:p text:style-name="P4"><text:span text:style-name="T8">2013</text:span></text:p>
              </table:table-cell>
              <table:table-cell/>
              <table:table-cell table:style-name="ce13"/>
            </table:table-row>
            <table:table-row table:style-name="ro14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15">
              <table:table-cell table:style-name="ce30"/>
              <table:table-cell table:style-name="ce31"/>
              <table:table-cell table:style-name="ce32">
                <text:p text:style-name="P8"><text:span text:style-name="T11"/></text:p>
                <text:p text:style-name="P8"><text:span text:style-name="T11"/></text:p>
              </table:table-cell>
              <table:table-cell table:style-name="ce34"/>
            </table:table-row>
            <table:table-row table:style-name="ro16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16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17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4.svm" xlink:type="simple" xlink:show="embed" xlink:actuate="onLoad"/>
        </draw:frame>
        <draw:frame draw:name="Text Frame1" draw:style-name="gr7" draw:text-style-name="P19" draw:layer="layout" svg:width="12.677cm" svg:height="6.287cm" svg:x="13.873cm" svg:y="4.366cm">
          <draw:text-box>
            <text:p text:style-name="P9"><text:span text:style-name="T20">Accomplishments:</text:span></text:p>
            <text:list text:style-name="L2">
              <text:list-item>
                <text:p text:style-name="P14"><text:span text:style-name="T25"><text:s/></text:span><text:span text:style-name="T25">Completed Use Cases</text:span></text:p>
              </text:list-item>
              <text:list-item>
                <text:p text:style-name="P14"><text:span text:style-name="T26"><text:s/></text:span><text:span text:style-name="T26">Decided on Technologies to be implemented</text:span></text:p>
                <text:list>
                  <text:list-item>
                    <text:p text:style-name="P14"><text:span text:style-name="T26">Learning Groovy/Grails basics (Tutorials)</text:span></text:p>
                  </text:list-item>
                </text:list>
              </text:list-item>
              <text:list-item>
                <text:p text:style-name="P14"><text:span text:style-name="T26"><text:s/></text:span><text:span text:style-name="T26">Set up IDE environment</text:span></text:p>
              </text:list-item>
              <text:list-item>
                <text:p text:style-name="P14"><text:span text:style-name="T26"><text:s/></text:span><text:span text:style-name="T26">Looking at IBM OneUI files and documentation</text:span></text:p>
              </text:list-item>
              <text:list-item>
                <text:p text:style-name="P14"><text:span text:style-name="T26"><text:s/></text:span><text:span text:style-name="T26">Class Diagrams</text:span></text:p>
              </text:list-item>
              <text:list-item>
                <text:p text:style-name="P14"><text:span text:style-name="T26"><text:s/></text:span><text:span text:style-name="T26">Logical Architecture Diagram</text:span></text:p>
              </text:list-item>
            </text:list>
          </draw:text-box>
        </draw:frame>
        <draw:frame draw:name="Text Frame2" draw:style-name="gr8" draw:text-style-name="P19" draw:layer="layout" svg:width="12.681cm" svg:height="3.977cm" svg:x="13.847cm" svg:y="10.9cm">
          <draw:text-box>
            <text:p text:style-name="P9"><text:span text:style-name="T20">Upcoming Work:</text:span></text:p>
            <text:list text:style-name="L2">
              <text:list-item>
                <text:p text:style-name="P9"><text:span text:style-name="T15"><text:s/></text:span><text:span text:style-name="T15">Use OneUI files to create View Templates in grails</text:span></text:p>
              </text:list-item>
              <text:list-item>
                <text:p text:style-name="P9"><text:span text:style-name="T15"><text:s/></text:span><text:span text:style-name="T15">Create Model classes based on Class Diagrams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5"/></text:p>
          </draw:text-box>
        </draw:frame>
        <draw:frame draw:name="Text Frame3" draw:style-name="gr9" draw:text-style-name="P20" draw:layer="layout" svg:width="12.684cm" svg:height="4.573cm" svg:x="13.843cm" svg:y="15.039cm">
          <draw:text-box>
            <text:p text:style-name="P9"><text:span text:style-name="T20">Issues/risks:</text:span></text:p>
            <text:list text:style-name="L2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2" presentation:class="page"/>
          <draw:frame presentation:style-name="pr2" draw:text-style-name="P18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0" draw:text-style-name="P21" draw:layer="layout" svg:width="12.427cm" svg:height="0.843cm" svg:x="0.271cm" svg:y="2.5cm">
          <text:p text:style-name="P15"><text:span text:style-name="T22">ITT - &lt;project name&gt;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4">- &lt;project name&gt;</text:span></text:p>
              </table:table-cell>
              <table:table-cell table:style-name="ce44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7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46">
              <table:table-cell table:style-name="ce45"/>
              <table:table-cell/>
              <table:table-cell/>
              <table:table-cell table:style-name="ce47"/>
            </table:table-row>
            <table:table-row table:style-name="ro12">
              <table:table-cell table:style-name="ce45"/>
              <table:table-cell table:style-name="ce46"/>
              <table:table-cell table:style-name="ce31"/>
              <table:table-cell table:style-name="ce33"/>
            </table:table-row>
            <table:table-row table:style-name="ro13" table:default-cell-style-name="ce46">
              <table:table-cell table:style-name="ce45"/>
              <table:table-cell/>
              <table:table-cell/>
              <table:table-cell table:style-name="ce48"/>
            </table:table-row>
            <table:table-row table:style-name="ro14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15">
              <table:table-cell table:style-name="ce30"/>
              <table:table-cell table:style-name="ce31"/>
              <table:table-cell table:style-name="ce32">
                <text:p text:style-name="P8"><text:span text:style-name="T11"/></text:p>
                <text:p text:style-name="P8"><text:span text:style-name="T11"/></text:p>
              </table:table-cell>
              <table:table-cell table:style-name="ce34"/>
            </table:table-row>
            <table:table-row table:style-name="ro16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16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17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6.svm" xlink:type="simple" xlink:show="embed" xlink:actuate="onLoad"/>
        </draw:frame>
        <draw:frame draw:name="Text Frame1" draw:style-name="gr11" draw:text-style-name="P23" draw:layer="layout" svg:width="12.677cm" svg:height="6.287cm" svg:x="13.873cm" svg:y="4.366cm">
          <draw:text-box>
            <text:p text:style-name="P9"><text:span text:style-name="T20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22"><text:span text:style-name="T26"><text:line-break/></text:span><text:span text:style-name="T26"/></text:p>
          </draw:text-box>
        </draw:frame>
        <draw:frame draw:name="Text Frame2" draw:style-name="gr12" draw:text-style-name="P23" draw:layer="layout" svg:width="12.681cm" svg:height="3.977cm" svg:x="13.847cm" svg:y="10.9cm">
          <draw:text-box>
            <text:p text:style-name="P9"><text:span text:style-name="T20">Upcoming Work:</text:span></text:p>
            <text:list text:style-name="L2">
              <text:list-item>
                <text:p text:style-name="P9"><text:span text:style-name="T15"><text:s/>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5"/></text:p>
          </draw:text-box>
        </draw:frame>
        <draw:frame draw:name="Text Frame3" draw:style-name="gr13" draw:text-style-name="P24" draw:layer="layout" svg:width="12.684cm" svg:height="4.573cm" svg:x="13.843cm" svg:y="15.039cm">
          <draw:text-box>
            <text:p text:style-name="P9"><text:span text:style-name="T20">Issues/risks:</text:span></text:p>
            <text:list text:style-name="L2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3" presentation:class="page"/>
          <draw:frame presentation:style-name="pr3" draw:text-style-name="P25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4" draw:text-style-name="P21" draw:layer="layout" svg:width="12.427cm" svg:height="0.843cm" svg:x="0.271cm" svg:y="2.5cm">
          <text:p text:style-name="P15"><text:span text:style-name="T22">ITT - &lt;project name&gt;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4">- &lt;project name&gt;</text:span></text:p>
              </table:table-cell>
              <table:table-cell table:style-name="ce44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7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46">
              <table:table-cell table:style-name="ce45"/>
              <table:table-cell/>
              <table:table-cell/>
              <table:table-cell table:style-name="ce47"/>
            </table:table-row>
            <table:table-row table:style-name="ro12">
              <table:table-cell table:style-name="ce45"/>
              <table:table-cell table:style-name="ce46"/>
              <table:table-cell table:style-name="ce31"/>
              <table:table-cell table:style-name="ce33"/>
            </table:table-row>
            <table:table-row table:style-name="ro13" table:default-cell-style-name="ce46">
              <table:table-cell table:style-name="ce45"/>
              <table:table-cell/>
              <table:table-cell/>
              <table:table-cell table:style-name="ce48"/>
            </table:table-row>
            <table:table-row table:style-name="ro14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15">
              <table:table-cell table:style-name="ce30"/>
              <table:table-cell table:style-name="ce31"/>
              <table:table-cell table:style-name="ce32">
                <text:p text:style-name="P8"><text:span text:style-name="T11"/></text:p>
                <text:p text:style-name="P8"><text:span text:style-name="T11"/></text:p>
              </table:table-cell>
              <table:table-cell table:style-name="ce34"/>
            </table:table-row>
            <table:table-row table:style-name="ro16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16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17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8.svm" xlink:type="simple" xlink:show="embed" xlink:actuate="onLoad"/>
        </draw:frame>
        <draw:frame draw:name="Text Frame1" draw:style-name="gr15" draw:text-style-name="P23" draw:layer="layout" svg:width="12.677cm" svg:height="6.287cm" svg:x="13.873cm" svg:y="4.366cm">
          <draw:text-box>
            <text:p text:style-name="P9"><text:span text:style-name="T20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22"><text:span text:style-name="T26"><text:line-break/></text:span><text:span text:style-name="T26"/></text:p>
          </draw:text-box>
        </draw:frame>
        <draw:frame draw:name="Text Frame2" draw:style-name="gr16" draw:text-style-name="P23" draw:layer="layout" svg:width="12.681cm" svg:height="3.977cm" svg:x="13.847cm" svg:y="10.9cm">
          <draw:text-box>
            <text:p text:style-name="P9"><text:span text:style-name="T20">Upcoming Work:</text:span></text:p>
            <text:list text:style-name="L2">
              <text:list-item>
                <text:p text:style-name="P9"><text:span text:style-name="T15"><text:s/>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5"/></text:p>
          </draw:text-box>
        </draw:frame>
        <draw:frame draw:name="Text Frame3" draw:style-name="gr17" draw:text-style-name="P24" draw:layer="layout" svg:width="12.684cm" svg:height="4.573cm" svg:x="13.843cm" svg:y="15.039cm">
          <draw:text-box>
            <text:p text:style-name="P9"><text:span text:style-name="T20">Issues/risks:</text:span></text:p>
            <text:list text:style-name="L2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4" presentation:class="page"/>
          <draw:frame presentation:style-name="pr4" draw:text-style-name="P25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20_Pearl_20_Basic" presentation:presentation-page-layout-name="AL1T19">
        <draw:custom-shape draw:name="Custom Shape1" draw:style-name="gr18" draw:text-style-name="P21" draw:layer="layout" svg:width="12.427cm" svg:height="0.843cm" svg:x="0.271cm" svg:y="2.5cm">
          <text:p text:style-name="P15"><text:span text:style-name="T22">ITT - &lt;project name&gt; </text:span><text:span text:style-name="T23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4">- &lt;project name&gt;</text:span></text:p>
              </table:table-cell>
              <table:table-cell table:style-name="ce44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7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46">
              <table:table-cell table:style-name="ce45"/>
              <table:table-cell/>
              <table:table-cell/>
              <table:table-cell table:style-name="ce47"/>
            </table:table-row>
            <table:table-row table:style-name="ro12">
              <table:table-cell table:style-name="ce45"/>
              <table:table-cell table:style-name="ce46"/>
              <table:table-cell table:style-name="ce31"/>
              <table:table-cell table:style-name="ce33"/>
            </table:table-row>
            <table:table-row table:style-name="ro13" table:default-cell-style-name="ce46">
              <table:table-cell table:style-name="ce45"/>
              <table:table-cell/>
              <table:table-cell/>
              <table:table-cell table:style-name="ce48"/>
            </table:table-row>
            <table:table-row table:style-name="ro14">
              <table:table-cell table:style-name="ce30"/>
              <table:table-cell table:style-name="ce31"/>
              <table:table-cell table:style-name="ce32"/>
              <table:table-cell table:style-name="ce33"/>
            </table:table-row>
            <table:table-row table:style-name="ro15">
              <table:table-cell table:style-name="ce30"/>
              <table:table-cell table:style-name="ce31"/>
              <table:table-cell table:style-name="ce32">
                <text:p text:style-name="P8"><text:span text:style-name="T11"/></text:p>
                <text:p text:style-name="P8"><text:span text:style-name="T11"/></text:p>
              </table:table-cell>
              <table:table-cell table:style-name="ce34"/>
            </table:table-row>
            <table:table-row table:style-name="ro16">
              <table:table-cell table:style-name="ce35"/>
              <table:table-cell table:style-name="ce36"/>
              <table:table-cell table:style-name="ce37"/>
              <table:table-cell table:style-name="ce38"/>
            </table:table-row>
            <table:table-row table:style-name="ro16">
              <table:table-cell table:style-name="ce30"/>
              <table:table-cell table:style-name="ce31"/>
              <table:table-cell table:style-name="ce37"/>
              <table:table-cell table:style-name="ce39"/>
            </table:table-row>
            <table:table-row table:style-name="ro17">
              <table:table-cell table:style-name="ce40"/>
              <table:table-cell table:style-name="ce41"/>
              <table:table-cell table:style-name="ce42"/>
              <table:table-cell table:style-name="ce43"/>
            </table:table-row>
          </table:table>
          <draw:image xlink:href="Pictures/TablePreview10.svm" xlink:type="simple" xlink:show="embed" xlink:actuate="onLoad"/>
        </draw:frame>
        <draw:frame draw:name="Text Frame1" draw:style-name="gr19" draw:text-style-name="P23" draw:layer="layout" svg:width="12.677cm" svg:height="6.287cm" svg:x="13.873cm" svg:y="4.366cm">
          <draw:text-box>
            <text:p text:style-name="P9"><text:span text:style-name="T20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22"><text:span text:style-name="T26"><text:line-break/></text:span><text:span text:style-name="T26"/></text:p>
          </draw:text-box>
        </draw:frame>
        <draw:frame draw:name="Text Frame2" draw:style-name="gr20" draw:text-style-name="P23" draw:layer="layout" svg:width="12.681cm" svg:height="3.977cm" svg:x="13.847cm" svg:y="10.9cm">
          <draw:text-box>
            <text:p text:style-name="P9"><text:span text:style-name="T20">Upcoming Work:</text:span></text:p>
            <text:list text:style-name="L2">
              <text:list-item>
                <text:p text:style-name="P9"><text:span text:style-name="T15"><text:s/></text:span></text:p>
              </text:list-item>
            </text:list>
            <text:p text:style-name="P9"><text:span text:style-name="T20"/></text:p>
            <text:p text:style-name="P9"><text:span text:style-name="T15"/></text:p>
            <text:list text:style-name="L1">
              <text:list-header>
                <text:p text:style-name="P9"><text:span text:style-name="T15"/></text:p>
              </text:list-header>
            </text:list>
            <text:p text:style-name="P9"><text:span text:style-name="T20"/></text:p>
            <text:list text:continue-numbering="true" text:style-name="L1">
              <text:list-header>
                <text:p text:style-name="P9"><text:span text:style-name="T15"/></text:p>
              </text:list-header>
            </text:list>
            <text:p text:style-name="P14"><text:span text:style-name="T25"/></text:p>
          </draw:text-box>
        </draw:frame>
        <draw:frame draw:name="Text Frame3" draw:style-name="gr21" draw:text-style-name="P24" draw:layer="layout" svg:width="12.684cm" svg:height="4.573cm" svg:x="13.843cm" svg:y="15.039cm">
          <draw:text-box>
            <text:p text:style-name="P9"><text:span text:style-name="T20">Issues/risks:</text:span></text:p>
            <text:list text:style-name="L2">
              <text:list-item>
                <text:p text:style-name="P15"><text:span text:style-name="T18"><text:s/></text:span></text:p>
              </text:list-item>
            </text:list>
            <text:p text:style-name="P15"><text:span text:style-name="T18"/></text:p>
            <text:p text:style-name="P15"><text:span text:style-name="T18"/></text:p>
            <text:p text:style-name="P15"><text:span text:style-name="T18"/></text:p>
            <text:p text:style-name="P15"><text:span text:style-name="T18"><text:s text:c="2"/></text:span></text:p>
            <text:p text:style-name="P15"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20"/></text:p>
            <text:p text:style-name="P9"><text:span text:style-name="T20"/></text:p>
            <text:list text:continue-numbering="true" text:style-name="L2">
              <text:list-header>
                <text:p text:style-name="P9"><text:span text:style-name="T20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p text:style-name="P9"><text:span text:style-name="T15"/></text:p>
                <text:list>
                  <text:list-header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  <text:p text:style-name="P9"><text:span text:style-name="T15"/></text:p>
                  </text:list-header>
                  <text:list-item>
                    <text:p text:style-name="P9"><text:span text:style-name="T15"/></text:p>
                  </text:list-item>
                  <text:list-item>
                    <text:p text:style-name="P9"><text:span text:style-name="T15"/></text:p>
                    <text:p text:style-name="P9"><text:span text:style-name="T15"/></text:p>
                    <text:p text:style-name="P9"><text:span text:style-name="T20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5"/></text:p>
              </text:list-header>
              <text:list-item>
                <text:p text:style-name="P9"><text:span text:style-name="T15"/></text:p>
              </text:list-item>
            </text:list>
            <text:p text:style-name="P16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5" presentation:class="page"/>
          <draw:frame presentation:style-name="pr5" draw:text-style-name="P25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Arial3" style:font-size-asian="12pt" style:language-asian="zxx" style:country-asian="none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dddddd" draw:fill-image-width="0cm" draw:fill-image-height="0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size="24pt" fo:font-style="normal" fo:text-shadow="none" fo:font-weight="normal" style:font-name-asian="SimSun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size="17.7000007629395pt" fo:font-weight="bold" style:font-name-asian="Courier New2" style:font-size-asian="17.7000007629395pt" style:font-weight-asian="bold" style:font-name-complex="Courier New2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Sample" style:family="graphic">
      <style:paragraph-properties style:text-autospace="none"/>
      <style:text-properties style:font-name="Courier New2" style:font-name-asian="Courier New2" style:font-name-complex="Courier New2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style:font-name="Arial1" fo:font-size="24pt" fo:font-style="normal" fo:text-shadow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name-asian="Arial1" style:font-size-asian="14pt" style:font-name-complex="Arial1" style:font-size-complex="14pt"/>
    </style:style>
    <style:style style:name="MT2" style:family="text">
      <style:text-properties fo:color="#ffffff" fo:font-size="10pt" fo:language="en" fo:country="US" style:font-name-asian="Arial1" style:font-size-asian="10pt" style:font-name-complex="Arial1" style:font-size-complex="10pt"/>
    </style:style>
    <style:style style:name="MT3" style:family="text">
      <style:text-properties fo:color="#ffffff" style:text-outline="false" style:text-position="0% 100%" style:font-name="Arial1" fo:font-size="10pt" fo:language="en" fo:country="US" fo:font-style="normal" fo:text-shadow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style:font-name="Arial1" fo:font-size="12pt" fo:language="en" fo:country="US" fo:font-style="normal" fo:text-shadow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style:font-name="Arial1" fo:font-size="11pt" fo:font-style="normal" fo:text-shadow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style:font-name="Arial1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0.1000003814697pt" style:language-asian="zxx" style:country-asian="none" style:font-style-asian="normal" style:font-weight-asian="normal" style:font-name-complex="Arial1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style:font-name="Times New Roman" fo:font-size="12pt" fo:language="en" fo:country="US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rhea_berger</meta:initial-creator>
    <meta:creation-date>2010-01-28T13:44:42</meta:creation-date>
    <dc:date>2013-11-12T17:21:13.641494000</dc:date>
    <meta:printed-by>rhea_berger</meta:printed-by>
    <meta:print-date>2010-01-31T23:29:15</meta:print-date>
    <dc:language>en-US</dc:language>
    <meta:editing-cycles>174</meta:editing-cycles>
    <meta:editing-duration>P5DT8H14M35S</meta:editing-duration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